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start="Arrow" draw:marker-end="Arrow" draw:textarea-vertical-align="middle"/>
    </style:style>
    <style:style style:name="gr4" style:family="graphic" style:parent-style-name="standard">
      <style:graphic-properties draw:marker-end="Arrow"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Meiryo UI'" style:font-family-generic="modern" style:font-pitch="variable" fo:font-size="9pt" style:font-size-asian="9pt" style:font-size-complex="9pt"/>
    </style:style>
    <style:style style:name="P3" style:family="paragraph">
      <style:paragraph-properties fo:text-align="center"/>
      <style:text-properties fo:color="#ff0000"/>
    </style:style>
    <style:style style:name="P4" style:family="paragraph">
      <style:text-properties fo:color="#ff0000"/>
    </style:style>
    <style:style style:name="T1" style:family="text">
      <style:text-properties fo:font-family="'Meiryo UI'" style:font-family-generic="modern" style:font-pitch="variable" fo:font-size="9pt" style:font-size-asian="9pt" style:font-size-complex="9pt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4.5cm" svg:height="1.8cm" svg:x="3.5cm" svg:y="9.7cm">
          <text:p text:style-name="P1"><text:span text:style-name="T1">Main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5cm" svg:height="1.8cm" svg:x="12.3cm" svg:y="5cm">
          <text:p text:style-name="P1"><text:span text:style-name="T1">Install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cm" svg:height="1.8cm" svg:x="12.3cm" svg:y="9.7cm">
          <text:p text:style-name="P1"><text:span text:style-name="T1">InstalledMaterial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5cm" svg:height="1.8cm" svg:x="12.3cm" svg:y="13cm">
          <text:p text:style-name="P1"><text:span text:style-name="T1">EditMat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5cm" svg:height="1.8cm" svg:x="19.5cm" svg:y="9.7cm">
          <text:p text:style-name="P1"><text:span text:style-name="T1">GenerateConfi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cm" svg:height="1.8cm" svg:x="26.9cm" svg:y="9.7cm">
          <text:p text:style-name="P1"><text:span text:style-name="T1">GeneratedResu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8cm" svg:y1="10.6cm" svg:x2="12.3cm" svg:y2="5.9cm" draw:start-shape="id1" draw:start-glue-point="1" draw:end-shape="id2" svg:d="m8000 10600h2151v-4700h2149" svg:viewBox="0 0 4301 4701">
          <text:p/>
        </draw:connector>
        <draw:connector draw:style-name="gr2" draw:text-style-name="P3" draw:layer="layout" svg:x1="14.55cm" svg:y1="6.8cm" svg:x2="14.55cm" svg:y2="9.7cm" draw:start-shape="id2" draw:start-glue-point="2" draw:end-shape="id3" draw:end-glue-point="0" svg:d="m14550 6800v2900" svg:viewBox="0 0 1 2901">
          <text:p text:style-name="P1"><text:span text:style-name="T2">Install</text:span></text:p>
        </draw:connector>
        <draw:connector draw:style-name="gr2" draw:text-style-name="P3" draw:layer="layout" svg:x1="8cm" svg:y1="10.6cm" svg:x2="12.3cm" svg:y2="10.6cm" draw:start-shape="id1" draw:start-glue-point="1" draw:end-shape="id3" svg:d="m8000 10600h4300" svg:viewBox="0 0 4301 1">
          <text:p/>
        </draw:connector>
        <draw:connector draw:style-name="gr3" draw:text-style-name="P1" draw:layer="layout" svg:x1="14.55cm" svg:y1="11.5cm" svg:x2="14.55cm" svg:y2="13cm" draw:start-shape="id3" draw:end-shape="id4" draw:end-glue-point="0" svg:d="m14550 11500v1500" svg:viewBox="0 0 1 1501">
          <text:p/>
        </draw:connector>
        <draw:connector draw:style-name="gr2" draw:text-style-name="P3" draw:layer="layout" svg:x1="16.8cm" svg:y1="10.6cm" svg:x2="19.5cm" svg:y2="10.6cm" draw:start-shape="id3" draw:start-glue-point="1" draw:end-shape="id5" svg:d="m16800 10600h2700" svg:viewBox="0 0 2701 1">
          <text:p text:style-name="P1"><text:span text:style-name="T2">Generate</text:span></text:p>
          <text:p text:style-name="P1"><text:span text:style-name="T2"/></text:p>
        </draw:connector>
        <draw:connector draw:style-name="gr2" draw:text-style-name="P3" draw:layer="layout" svg:x1="24cm" svg:y1="10.6cm" svg:x2="26.9cm" svg:y2="10.6cm" draw:start-shape="id5" draw:start-glue-point="1" draw:end-shape="id6" svg:d="m24000 10600h2900" svg:viewBox="0 0 2901 1">
          <text:p text:style-name="P1"><text:span text:style-name="T2">Generate</text:span></text:p>
          <text:p text:style-name="P1"><text:span text:style-name="T2"/></text:p>
        </draw:connector>
        <draw:custom-shape draw:style-name="gr1" draw:text-style-name="P2" xml:id="id7" draw:id="id7" draw:layer="layout" svg:width="4.5cm" svg:height="1.8cm" svg:x="12.3cm" svg:y="16.3cm">
          <text:p text:style-name="P1"><text:span text:style-name="T1">SelectMemento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8cm" svg:y1="10.6cm" svg:x2="12.3cm" svg:y2="17.2cm" draw:start-shape="id1" draw:end-shape="id7" svg:d="m8000 10600h2151v6600h2149" svg:viewBox="0 0 4301 6601">
          <text:p/>
        </draw:connector>
        <draw:custom-shape draw:style-name="gr1" draw:text-style-name="P2" xml:id="id8" draw:id="id8" draw:layer="layout" svg:width="4.5cm" svg:height="1.8cm" svg:x="19.5cm" svg:y="16.3cm">
          <text:p text:style-name="P1"><text:span text:style-name="T1">PublishedMemento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6.8cm" svg:y1="17.2cm" svg:x2="19.5cm" svg:y2="17.2cm" draw:start-shape="id7" draw:start-glue-point="1" draw:end-shape="id8" svg:d="m16800 17200h2700" svg:viewBox="0 0 2701 1">
          <text:p text:style-name="P1"><text:span text:style-name="T2">#click</text:span></text:p>
          <text:p text:style-name="P1"><text:span text:style-name="T2"/></text:p>
        </draw:connector>
        <draw:custom-shape draw:style-name="gr1" draw:text-style-name="P2" xml:id="id9" draw:id="id9" draw:layer="layout" svg:width="4.5cm" svg:height="1.8cm" svg:x="27cm" svg:y="16.3cm">
          <text:p text:style-name="P1"><text:span text:style-name="T1">ModifyMe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4cm" svg:y1="17.2cm" svg:x2="27cm" svg:y2="17.2cm" draw:start-shape="id8" draw:start-glue-point="1" draw:end-shape="id9" svg:d="m24000 17200h3000" svg:viewBox="0 0 3001 1">
          <text:p text:style-name="P1"><text:span text:style-name="T2">#click</text:span></text:p>
          <text:p text:style-name="P1"><text:span text:style-name="T2"/></text:p>
        </draw:connector>
        <draw:connector draw:style-name="gr4" draw:text-style-name="P3" draw:layer="layout" draw:line-skew="-0.599cm" svg:x1="29.25cm" svg:y1="16.3cm" svg:x2="21.75cm" svg:y2="16.3cm" draw:start-shape="id9" draw:start-glue-point="0" draw:end-shape="id8" draw:end-glue-point="0" svg:d="m29250 16300v-1100h-7500v1100" svg:viewBox="0 0 7501 1101">
          <text:p text:style-name="P3">Submit/Cancel</text:p>
        </draw:connector>
        <draw:frame draw:style-name="gr5" draw:text-style-name="P4" draw:layer="layout" svg:width="2.936cm" svg:height="0.658cm" svg:x="9.064cm" svg:y="5.3cm">
          <draw:text-box>
            <text:p text:style-name="P4">Install Materials</text:p>
          </draw:text-box>
        </draw:frame>
        <draw:frame draw:style-name="gr5" draw:text-style-name="P4" draw:layer="layout" svg:width="2.094cm" svg:height="1.065cm" svg:x="10.206cm" svg:y="10.035cm">
          <draw:text-box>
            <text:p text:style-name="P4">Generate</text:p>
            <text:p text:style-name="P4">Mementos</text:p>
          </draw:text-box>
        </draw:frame>
        <draw:frame draw:style-name="gr5" draw:text-style-name="P4" draw:layer="layout" svg:width="2.094cm" svg:height="1.065cm" svg:x="10.206cm" svg:y="16.635cm">
          <draw:text-box>
            <text:p text:style-name="P4">Modify</text:p>
            <text:p text:style-name="P4">Mementos</text:p>
          </draw:text-box>
        </draw:frame>
      </draw:page>
      <draw:page draw:name="page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ＭＳ Ｐゴシック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24T19:49:06.55</meta:creation-date>
    <dc:date>2013-04-06T14:35:14.54</dc:date>
    <meta:editing-duration>PT30M15S</meta:editing-duration>
    <meta:editing-cycles>4</meta:editing-cycles>
    <meta:generator>LibreOffice/4.0.1.2$Windows_x86 LibreOffice_project/84102822e3d61eb989ddd325abf1ac077904985</meta:generator>
    <meta:document-statistic meta:object-count="22"/>
  </office:meta>
</office:document-meta>
</file>